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7E8C20000521A00007424A33A344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text-line-through-type="none" style:font-name="FreeMono" fo:font-size="12pt" fo:font-style="normal" style:text-underline-style="none" fo:font-weight="normal"/>
    </style:style>
    <style:style style:name="gr1" style:family="graphic">
      <style:graphic-properties draw:textarea-vertical-align="bottom" fo:background-color="#ffffff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datesaisie" form:control-implementation="ooo:com.sun.star.form.component.TextField" xml:id="control1" form:id="control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1" svg:width="3.97cm" svg:height="0.636cm" svg:x="15.191cm" svg:y="14.845cm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footnote-max-height="0cm">
        <style:background-image xlink:href="Pictures/1007E8C20000521A00007424A33A3440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 </meta:initial-creator>
    <meta:creation-date>2016-08-08T16:34:06.833344067</meta:creation-date>
    <dc:date>2016-11-21T13:00:45.983230149</dc:date>
    <dc:creator>jb </dc:creator>
    <meta:editing-duration>PT1H10M1S</meta:editing-duration>
    <meta:editing-cycles>50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